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officeooo:paragraph-rsid="0051f497"/>
    </style:style>
    <style:style style:name="P12" style:family="paragraph" style:parent-style-name="Text_20_body">
      <style:text-properties officeooo:rsid="00534a43" officeooo:paragraph-rsid="00534a43"/>
    </style:style>
    <style:style style:name="P13" style:family="paragraph" style:parent-style-name="Text_20_body" style:list-style-name="L2">
      <style:text-properties officeooo:rsid="000b8012" officeooo:paragraph-rsid="000b8012"/>
    </style:style>
    <style:style style:name="P14" style:family="paragraph" style:parent-style-name="Text_20_body">
      <style:text-properties officeooo:rsid="000b8012" officeooo:paragraph-rsid="000b8012"/>
    </style:style>
    <style:style style:name="P15" style:family="paragraph" style:parent-style-name="Text_20_body" style:list-style-name="L3">
      <style:text-properties officeooo:rsid="000b8012" officeooo:paragraph-rsid="000b8012"/>
    </style:style>
    <style:style style:name="P16" style:family="paragraph" style:parent-style-name="Text_20_body" style:list-style-name="L3">
      <style:text-properties officeooo:rsid="003f27e0" officeooo:paragraph-rsid="003f27e0"/>
    </style:style>
    <style:style style:name="P17"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18" style:family="paragraph" style:parent-style-name="Text_20_body" style:list-style-name="L4">
      <style:text-properties officeooo:rsid="000b8012" officeooo:paragraph-rsid="001bb02c"/>
    </style:style>
    <style:style style:name="P19" style:family="paragraph" style:parent-style-name="Text_20_body" style:list-style-name="L4">
      <style:text-properties officeooo:rsid="001bb02c" officeooo:paragraph-rsid="001bb02c"/>
    </style:style>
    <style:style style:name="P20" style:family="paragraph" style:parent-style-name="Text_20_body">
      <style:text-properties fo:font-weight="bold" officeooo:rsid="000f95fc" officeooo:paragraph-rsid="000f95fc" style:font-weight-asian="bold" style:font-weight-complex="bold"/>
    </style:style>
    <style:style style:name="P21" style:family="paragraph" style:parent-style-name="Text_20_body" style:list-style-name="L5">
      <style:text-properties fo:font-weight="normal" officeooo:rsid="000f95fc" officeooo:paragraph-rsid="000f95fc" style:font-weight-asian="normal" style:font-weight-complex="normal"/>
    </style:style>
    <style:style style:name="P22" style:family="paragraph" style:parent-style-name="Text_20_body" style:list-style-name="L5">
      <style:text-properties fo:font-weight="normal" officeooo:rsid="001077a7" officeooo:paragraph-rsid="001077a7" style:font-weight-asian="normal" style:font-weight-complex="normal"/>
    </style:style>
    <style:style style:name="P23" style:family="paragraph" style:parent-style-name="Text_20_body" style:list-style-name="L5">
      <style:text-properties fo:font-weight="normal" officeooo:rsid="004ed0b4" officeooo:paragraph-rsid="004ed0b4" style:font-weight-asian="normal" style:font-weight-complex="normal"/>
    </style:style>
    <style:style style:name="P24" style:family="paragraph" style:parent-style-name="Text_20_body">
      <style:text-properties fo:font-weight="bold" officeooo:rsid="000e701d" officeooo:paragraph-rsid="000e701d" style:font-weight-asian="bold" style:font-weight-complex="bold"/>
    </style:style>
    <style:style style:name="P25" style:family="paragraph" style:parent-style-name="Text_20_body" style:list-style-name="L6">
      <style:text-properties officeooo:rsid="0037dd00" officeooo:paragraph-rsid="0037dd00"/>
    </style:style>
    <style:style style:name="P26" style:family="paragraph" style:parent-style-name="Text_20_body" style:list-style-name="L6">
      <style:text-properties officeooo:rsid="00346218" officeooo:paragraph-rsid="00346218"/>
    </style:style>
    <style:style style:name="P27" style:family="paragraph" style:parent-style-name="Text_20_body" style:list-style-name="L6">
      <style:text-properties officeooo:rsid="003ad1b7" officeooo:paragraph-rsid="003ad1b7"/>
    </style:style>
    <style:style style:name="P28" style:family="paragraph" style:parent-style-name="Text_20_body" style:list-style-name="L6">
      <style:text-properties style:text-line-through-style="solid" style:text-line-through-type="single" officeooo:rsid="00346218" officeooo:paragraph-rsid="00346218"/>
    </style:style>
    <style:style style:name="P29" style:family="paragraph" style:parent-style-name="Text_20_body" style:list-style-name="L6">
      <style:text-properties officeooo:rsid="000e701d" officeooo:paragraph-rsid="0030bc53"/>
    </style:style>
    <style:style style:name="P30" style:family="paragraph" style:parent-style-name="Text_20_body" style:list-style-name="L6">
      <style:text-properties officeooo:rsid="00371326" officeooo:paragraph-rsid="00371326"/>
    </style:style>
    <style:style style:name="P31" style:family="paragraph" style:parent-style-name="Text_20_body" style:list-style-name="L6">
      <style:text-properties officeooo:rsid="000e701d" officeooo:paragraph-rsid="0036c472"/>
    </style:style>
    <style:style style:name="P32" style:family="paragraph" style:parent-style-name="Text_20_body" style:list-style-name="L6">
      <style:text-properties officeooo:rsid="000e701d" officeooo:paragraph-rsid="000e701d"/>
    </style:style>
    <style:style style:name="P33" style:family="paragraph" style:parent-style-name="Text_20_body" style:list-style-name="L6">
      <style:text-properties style:text-line-through-style="solid" style:text-line-through-type="single" officeooo:rsid="000e701d" officeooo:paragraph-rsid="000e701d"/>
    </style:style>
    <style:style style:name="P34" style:family="paragraph" style:parent-style-name="Text_20_body" style:list-style-name="L6">
      <style:text-properties officeooo:rsid="000eec00" officeooo:paragraph-rsid="000eec00"/>
    </style:style>
    <style:style style:name="P35" style:family="paragraph" style:parent-style-name="Text_20_body" style:list-style-name="L6">
      <style:text-properties style:text-line-through-style="solid" style:text-line-through-type="single" officeooo:rsid="00163012" officeooo:paragraph-rsid="00163012"/>
    </style:style>
    <style:style style:name="P36" style:family="paragraph" style:parent-style-name="Text_20_body" style:list-style-name="L6">
      <style:text-properties officeooo:rsid="00286d3d" officeooo:paragraph-rsid="00286d3d"/>
    </style:style>
    <style:style style:name="P37" style:family="paragraph" style:parent-style-name="Text_20_body" style:list-style-name="L6">
      <style:text-properties officeooo:rsid="002da041" officeooo:paragraph-rsid="002da041"/>
    </style:style>
    <style:style style:name="P38" style:family="paragraph" style:parent-style-name="Text_20_body" style:list-style-name="L6">
      <style:text-properties officeooo:rsid="002db92a" officeooo:paragraph-rsid="002da041"/>
    </style:style>
    <style:style style:name="P39" style:family="paragraph" style:parent-style-name="Text_20_body" style:list-style-name="L6">
      <style:text-properties officeooo:rsid="002fc92f" officeooo:paragraph-rsid="002fc92f"/>
    </style:style>
    <style:style style:name="P40" style:family="paragraph" style:parent-style-name="Text_20_body" style:list-style-name="L6">
      <style:text-properties officeooo:rsid="002957f8" officeooo:paragraph-rsid="00286d3d"/>
    </style:style>
    <style:style style:name="P41" style:family="paragraph" style:parent-style-name="Text_20_body" style:list-style-name="L6">
      <style:text-properties officeooo:rsid="000e701d" officeooo:paragraph-rsid="00116b98"/>
    </style:style>
    <style:style style:name="P42" style:family="paragraph" style:parent-style-name="Text_20_body" style:list-style-name="L6">
      <style:text-properties officeooo:paragraph-rsid="00116b98"/>
    </style:style>
    <style:style style:name="P43" style:family="paragraph" style:parent-style-name="Text_20_body" style:list-style-name="L6">
      <style:text-properties officeooo:rsid="00209e10" officeooo:paragraph-rsid="00209e10"/>
    </style:style>
    <style:style style:name="P44" style:family="paragraph" style:parent-style-name="Text_20_body" style:list-style-name="L6">
      <style:text-properties officeooo:rsid="00230835" officeooo:paragraph-rsid="00230835"/>
    </style:style>
    <style:style style:name="P45" style:family="paragraph" style:parent-style-name="Text_20_body" style:list-style-name="L6">
      <style:text-properties officeooo:rsid="0024c59d" officeooo:paragraph-rsid="0024c59d"/>
    </style:style>
    <style:style style:name="P46" style:family="paragraph" style:parent-style-name="Text_20_body" style:list-style-name="L6">
      <style:text-properties officeooo:rsid="0014545c" officeooo:paragraph-rsid="0014545c"/>
    </style:style>
    <style:style style:name="P47" style:family="paragraph" style:parent-style-name="Text_20_body" style:list-style-name="L6">
      <style:text-properties style:text-line-through-style="solid" style:text-line-through-type="single" officeooo:rsid="0014545c" officeooo:paragraph-rsid="0014545c"/>
    </style:style>
    <style:style style:name="P48" style:family="paragraph" style:parent-style-name="Text_20_body" style:list-style-name="L6">
      <style:text-properties officeooo:rsid="00182c83" officeooo:paragraph-rsid="00182c83"/>
    </style:style>
    <style:style style:name="P49" style:family="paragraph" style:parent-style-name="Text_20_body" style:list-style-name="L6">
      <style:text-properties style:text-line-through-style="solid" style:text-line-through-type="single" officeooo:rsid="00182c83" officeooo:paragraph-rsid="00182c83"/>
    </style:style>
    <style:style style:name="P50" style:family="paragraph" style:parent-style-name="Text_20_body">
      <style:text-properties officeooo:rsid="00182c83" officeooo:paragraph-rsid="00182c83"/>
    </style:style>
    <style:style style:name="P51" style:family="paragraph" style:parent-style-name="Text_20_body">
      <style:text-properties fo:font-weight="bold" officeooo:rsid="001dbc6b" officeooo:paragraph-rsid="001dbc6b" style:font-weight-asian="bold" style:font-weight-complex="bold"/>
    </style:style>
    <style:style style:name="P52" style:family="paragraph" style:parent-style-name="Text_20_body" style:list-style-name="L7">
      <style:text-properties officeooo:rsid="004081fa" officeooo:paragraph-rsid="004081fa"/>
    </style:style>
    <style:style style:name="P53" style:family="paragraph" style:parent-style-name="Text_20_body">
      <style:text-properties fo:font-size="12pt" officeooo:rsid="0048a5d4" officeooo:paragraph-rsid="004081fa" style:font-size-asian="10.5pt" style:font-size-complex="12pt"/>
    </style:style>
    <style:style style:name="P54"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55" style:family="paragraph" style:parent-style-name="Text_20_body" style:list-style-name="L8">
      <style:text-properties officeooo:paragraph-rsid="004a39a2"/>
    </style:style>
    <style:style style:name="P56" style:family="paragraph" style:parent-style-name="Text_20_body" style:list-style-name="L8">
      <style:text-properties officeooo:rsid="004c0e49" officeooo:paragraph-rsid="004c0e49"/>
    </style:style>
    <style:style style:name="P57" style:family="paragraph" style:parent-style-name="Text_20_body" style:list-style-name="L8">
      <style:text-properties officeooo:rsid="004c8da8" officeooo:paragraph-rsid="004c8da8"/>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bold" officeooo:rsid="000cc658" style:font-weight-asian="bold" style:font-weight-complex="bold"/>
    </style:style>
    <style:style style:name="T7" style:family="text">
      <style:text-properties fo:font-weight="normal" officeooo:rsid="000cc658" style:font-weight-asian="normal" style:font-weight-complex="normal"/>
    </style:style>
    <style:style style:name="T8" style:family="text">
      <style:text-properties officeooo:rsid="000e701d"/>
    </style:style>
    <style:style style:name="T9" style:family="text">
      <style:text-properties officeooo:rsid="00124451"/>
    </style:style>
    <style:style style:name="T10" style:family="text">
      <style:text-properties officeooo:rsid="004d1092"/>
    </style:style>
    <style:style style:name="T11" style:family="text">
      <style:text-properties officeooo:rsid="000eec00"/>
    </style:style>
    <style:style style:name="T12" style:family="text">
      <style:text-properties officeooo:rsid="002db92a"/>
    </style:style>
    <style:style style:name="T13" style:family="text">
      <style:text-properties officeooo:rsid="00116b98"/>
    </style:style>
    <style:style style:name="T14" style:family="text">
      <style:text-properties fo:font-size="12pt" officeooo:rsid="004a39a2" style:font-size-asian="10.5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text:span text:style-name="T6">Description :</text:span></text:p>
      <text:p text:style-name="P11"><text:span text:style-name="T7"><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2"><text:span text:style-name="T1">Short description :</text:span> Play as a dirty cop who help criminal escape justice for money.</text:p>
      <text:p text:style-name="P10">Todo list :</text:p>
      <text:list text:style-name="L2">
        <text:list-item>
          <text:p text:style-name="P13">Credit panel</text:p>
        </text:list-item>
      </text:list>
      <text:p text:style-name="P14"/>
      <text:p text:style-name="P10">Game baseline :</text:p>
      <text:list text:style-name="L3">
        <text:list-item>
          <text:p text:style-name="P15">splash screen : Godot+Game Jam logo + Card theme</text:p>
        </text:list-item>
        <text:list-item>
          <text:p text:style-name="P15">main menu + settings + credits</text:p>
        </text:list-item>
        <text:list-item>
          <text:p text:style-name="P15">Start game</text:p>
        </text:list-item>
        <text:list-item>
          <text:p text:style-name="P15">phone sound</text:p>
        </text:list-item>
        <text:list-item>
          <text:p text:style-name="P15">Splash screen explaining mission <text:span text:style-name="T8">+ shop to buy cleaning tissus</text:span></text:p>
        </text:list-item>
        <text:list-item>
          <text:p text:style-name="P15">Lvl – game : player, inspectors (enemies), items (to clean), scientifics, maps, detection areas, </text:p>
        </text:list-item>
        <text:list-item>
          <text:p text:style-name="P15">Victory+Extra money / Defeat Arrestation</text:p>
        </text:list-item>
        <text:list-item>
          <text:p text:style-name="P16"><text:soft-page-break/>victory : next mission</text:p>
          <text:list>
            <text:list-item>
              <text:p text:style-name="P16">return to new mission menu</text:p>
            </text:list-item>
            <text:list-item>
              <text:p text:style-name="P16">get an other assignment (increment level)</text:p>
            </text:list-item>
          </text:list>
        </text:list-item>
      </text:list>
      <text:p text:style-name="P17">Optional :</text:p>
      <text:list text:style-name="L4">
        <text:list-item>
          <text:p text:style-name="P18">dialogue with inspector that does not suspect us, giving context. Difficulty increases because, when cleaning proof seems like the same serial killer is on the loose, thus more inspector+thorough)</text:p>
        </text:list-item>
        <text:list-item>
          <text:p text:style-name="P19">hidden crime evidence, need to move/push objects</text:p>
        </text:list-item>
      </text:list>
      <text:p text:style-name="P14"/>
      <text:p text:style-name="P20">Mechanics :</text:p>
      <text:list text:style-name="L5">
        <text:list-item>
          <text:p text:style-name="P21">player with 2D control</text:p>
        </text:list-item>
        <text:list-item>
          <text:p text:style-name="P21">goes close to crime scene piece of evidence</text:p>
        </text:list-item>
        <text:list-item>
          <text:p text:style-name="P21">wipe evidence then wipe is dirty</text:p>
        </text:list-item>
        <text:list-item>
          <text:p text:style-name="P21">need to hide the dirty wipe on scientifics to frame them</text:p>
        </text:list-item>
        <text:list-item>
          <text:p text:style-name="P21">inspectors npc that scoot the scene, need to avoid their detection and get arrested</text:p>
        </text:list-item>
        <text:list-item>
          <text:p text:style-name="P21">forensic scientist<text:span text:style-name="T9">s npcs</text:span></text:p>
        </text:list-item>
        <text:list-item>
          <text:p text:style-name="P22">buy new wipes with better stats : time to wipe</text:p>
        </text:list-item>
        <text:list-item>
          <text:p text:style-name="P22">/!\ <text:span text:style-name="T10">can directly take crime item without cleaning tool, but takes more time and directly end the game.</text:span></text:p>
        </text:list-item>
        <text:list-item>
          <text:p text:style-name="P23">Multiple character choice :</text:p>
          <text:list>
            <text:list-item>
              <text:p text:style-name="P23">basic cop</text:p>
            </text:list-item>
            <text:list-item>
              <text:p text:style-name="P23">son of PD chef</text:p>
            </text:list-item>
            <text:list-item>
              <text:p text:style-name="P23">sneaky bastard</text:p>
            </text:list-item>
          </text:list>
        </text:list-item>
      </text:list>
      <text:p text:style-name="P24"/>
      <text:p text:style-name="P24"/>
      <text:p text:style-name="P24">Scope :</text:p>
      <text:list text:style-name="L6">
        <text:list-item>
          <text:p text:style-name="P25">Set project on itch.io</text:p>
        </text:list-item>
        <text:list-item>
          <text:p text:style-name="P26">Game structure :</text:p>
          <text:list>
            <text:list-item>
              <text:p text:style-name="P26">start splash screens</text:p>
            </text:list-item>
            <text:list-item>
              <text:p text:style-name="P26">main menu</text:p>
            </text:list-item>
            <text:list-item>
              <text:p text:style-name="P26">new mission menu</text:p>
              <text:list>
                <text:list-item>
                  <text:p text:style-name="P27">phone conversation</text:p>
                </text:list-item>
                <text:list-item>
                  <text:p text:style-name="P27">shop</text:p>
                </text:list-item>
              </text:list>
            </text:list-item>
            <text:list-item>
              <text:p text:style-name="P28"><text:soft-page-break/>change scene</text:p>
            </text:list-item>
            <text:list-item>
              <text:p text:style-name="P26">victory condition &gt; next mission</text:p>
            </text:list-item>
            <text:list-item>
              <text:p text:style-name="P26">defeat &gt; return menu/quit</text:p>
            </text:list-item>
          </text:list>
        </text:list-item>
        <text:list-item>
          <text:p text:style-name="P29">Main menu :</text:p>
          <text:list>
            <text:list-item>
              <text:p text:style-name="P29">theme splash of blood, then wipe to display button</text:p>
            </text:list-item>
            <text:list-item>
              <text:p text:style-name="P30">panel assets and overall aspect</text:p>
            </text:list-item>
          </text:list>
        </text:list-item>
        <text:list-item>
          <text:p text:style-name="P31">Map :</text:p>
          <text:list>
            <text:list-item>
              <text:p text:style-name="P31">pixel art, top down, indoors, crime scene</text:p>
            </text:list-item>
          </text:list>
        </text:list-item>
        <text:list-item>
          <text:p text:style-name="P32">player : 2D control</text:p>
          <text:list>
            <text:list-item>
              <text:p text:style-name="P33">movement : zqsd + mouse</text:p>
            </text:list-item>
            <text:list-item>
              <text:p text:style-name="P33">cleaning action with circular <text:span text:style-name="T11">timer</text:span></text:p>
            </text:list-item>
            <text:list-item>
              <text:p text:style-name="P34">hand+wipe cursor</text:p>
            </text:list-item>
            <text:list-item>
              <text:p text:style-name="P35">cleaning zone with dotted border</text:p>
            </text:list-item>
          </text:list>
        </text:list-item>
        <text:list-item>
          <text:p text:style-name="P36">Shop for cleaning tools :</text:p>
          <text:list>
            <text:list-item>
              <text:p text:style-name="P37">shop UI</text:p>
            </text:list-item>
            <text:list-item>
              <text:p text:style-name="P37">shop item<text:span text:style-name="T12">s</text:span></text:p>
            </text:list-item>
            <text:list-item>
              <text:p text:style-name="P38">Inventory UI</text:p>
            </text:list-item>
          </text:list>
        </text:list-item>
        <text:list-item>
          <text:p text:style-name="P39">HUD</text:p>
        </text:list-item>
        <text:list-item>
          <text:p text:style-name="P40">Tutorial</text:p>
        </text:list-item>
        <text:list-item>
          <text:p text:style-name="P41">NPC : 2 types</text:p>
          <text:list>
            <text:list-item>
              <text:p text:style-name="P41">investigators with detection areas</text:p>
            </text:list-item>
            <text:list-item>
              <text:p text:style-name="P42"><text:span text:style-name="T8">forensic scientist</text:span><text:span text:style-name="T13">s : idl, to hide dirty cleaning cloth, some are undercover inspectors</text:span></text:p>
            </text:list-item>
          </text:list>
        </text:list-item>
        <text:list-item>
          <text:p text:style-name="P43">Animations :</text:p>
          <text:list>
            <text:list-item>
              <text:p text:style-name="P43">forensics idle</text:p>
            </text:list-item>
            <text:list-item>
              <text:p text:style-name="P43">forensics-inspector – reveal</text:p>
            </text:list-item>
            <text:list-item>
              <text:p text:style-name="P44">player movements</text:p>
            </text:list-item>
            <text:list-item>
              <text:p text:style-name="P44">inspectors movements</text:p>
            </text:list-item>
            <text:list-item>
              <text:p text:style-name="P44">inspector catching</text:p>
            </text:list-item>
          </text:list>
        </text:list-item>
        <text:list-item>
          <text:p text:style-name="P45">Art Design :</text:p>
          <text:list>
            <text:list-item>
              <text:p text:style-name="P45">UI</text:p>
            </text:list-item>
            <text:list-item>
              <text:p text:style-name="P45">Title</text:p>
            </text:list-item>
            <text:list-item>
              <text:p text:style-name="P45">House – all assets</text:p>
            </text:list-item>
            <text:list-item>
              <text:p text:style-name="P45"><text:soft-page-break/>Crime items</text:p>
            </text:list-item>
            <text:list-item>
              <text:p text:style-name="P45">Animations</text:p>
            </text:list-item>
            <text:list-item>
              <text:p text:style-name="P45">Dialogues</text:p>
            </text:list-item>
            <text:list-item>
              <text:p text:style-name="P45">shop</text:p>
            </text:list-item>
            <text:list-item>
              <text:p text:style-name="P45">HUD</text:p>
            </text:list-item>
            <text:list-item>
              <text:p text:style-name="P45"/>
            </text:list-item>
          </text:list>
        </text:list-item>
        <text:list-item>
          <text:p text:style-name="P46">scripts :</text:p>
          <text:list>
            <text:list-item>
              <text:p text:style-name="P47">scene management</text:p>
            </text:list-item>
            <text:list-item>
              <text:p text:style-name="P46">tilemaplayer</text:p>
            </text:list-item>
            <text:list-item>
              <text:p text:style-name="P46">utilities</text:p>
            </text:list-item>
            <text:list-item>
              <text:p text:style-name="P46">event bus</text:p>
            </text:list-item>
            <text:list-item>
              <text:p text:style-name="P46">player control</text:p>
            </text:list-item>
            <text:list-item>
              <text:p text:style-name="P48">inspector detection</text:p>
            </text:list-item>
            <text:list-item>
              <text:p text:style-name="P49">cleaning zone</text:p>
            </text:list-item>
          </text:list>
        </text:list-item>
      </text:list>
      <text:p text:style-name="P50"/>
      <text:p text:style-name="P50"/>
      <text:p text:style-name="P50"/>
      <text:p text:style-name="P51">Issues to solve :</text:p>
      <text:list text:style-name="L7">
        <text:list-item>
          <text:p text:style-name="P52">...</text:p>
        </text:list-item>
      </text:list>
      <text:p text:style-name="P53"/>
      <text:p text:style-name="P53"/>
      <text:p text:style-name="P53"/>
      <text:p text:style-name="P54">Acknowledgements :</text:p>
      <text:list text:style-name="L8">
        <text:list-item>
          <text:p text:style-name="P55"><text:span text:style-name="T14">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56">assets : </text:p>
          <text:list>
            <text:list-item>
              <text:p text:style-name="P57">UI</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18T23:41:40.973000000</dc:date>
    <meta:editing-duration>P1DT3H54M39S</meta:editing-duration>
    <meta:editing-cycles>58</meta:editing-cycles>
    <meta:generator>LibreOffice/24.8.0.3$Windows_X86_64 LibreOffice_project/0bdf1299c94fe897b119f97f3c613e9dca6be583</meta:generator>
    <meta:document-statistic meta:table-count="0" meta:image-count="0" meta:object-count="0" meta:page-count="4" meta:paragraph-count="106" meta:word-count="617" meta:character-count="3291" meta:non-whitespace-character-count="2857"/>
  </office:meta>
</office:document-meta>
</file>